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text-properties style:font-name="Times New Roman"/>
    </style:style>
    <style:style style:name="P3" style:family="paragraph" style:parent-style-name="Standard">
      <style:paragraph-properties fo:margin-left="0in" fo:margin-right="0in" fo:margin-top="0in" fo:margin-bottom="0.1965in" fo:text-align="center" style:justify-single-word="false" fo:orphans="2" fo:widows="2" fo:text-indent="0in" style:auto-text-indent="false"/>
      <style:text-properties style:font-name="Times New Roman"/>
    </style:style>
    <style:style style:name="P4" style:family="paragraph" style:parent-style-name="Standard" style:master-page-name="First_20_Page">
      <style:paragraph-properties fo:margin-left="0in" fo:margin-right="0in" fo:margin-top="0in" fo:margin-bottom="0.1965in" fo:orphans="2" fo:widows="2" fo:text-indent="0in" style:auto-text-indent="false" style:page-number="auto"/>
      <style:text-properties fo:font-variant="normal" fo:text-transform="none" fo:color="#000000" style:font-name="Times New Roman" fo:letter-spacing="normal" fo:font-style="normal" fo:font-weight="normal" fo:background-color="transparent"/>
    </style:style>
    <style:style style:name="P5" style:family="paragraph" style:parent-style-name="Text_20_body">
      <style:paragraph-properties fo:margin-top="0in" fo:margin-bottom="0in" fo:line-height="200%" fo:orphans="2" fo:widows="2"/>
      <style:text-properties style:font-name="Times New Roman"/>
    </style:style>
    <style:style style:name="P6" style:family="paragraph" style:parent-style-name="Text_20_body">
      <style:paragraph-properties fo:margin-left="0in" fo:margin-right="0in" fo:margin-top="0in" fo:margin-bottom="0in" fo:line-height="200%" fo:orphans="2" fo:widows="2" fo:text-indent="0.5in" style:auto-text-indent="fals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P7" style:family="paragraph" style:parent-style-name="Text_20_body">
      <style:paragraph-properties fo:margin-left="0in" fo:margin-right="0in" fo:margin-top="0in" fo:margin-bottom="0in" fo:line-height="200%" fo:orphans="2" fo:widows="2" fo:text-indent="0.5in" style:auto-text-indent="false" style:writing-mode="lr-tb"/>
      <style:text-properties fo:font-variant="normal" fo:text-transform="none" fo:color="#000000" style:font-name="Times New Roman" fo:letter-spacing="normal" fo:font-style="normal" fo:font-weight="normal" fo:background-color="transparent"/>
    </style:style>
    <style:style style:name="T1" style:family="text">
      <style:text-properties style:text-line-through-style="none" fo:font-size="12pt" style:text-underline-style="none" style:text-blinking="false"/>
    </style:style>
    <style:style style:name="T2" style:family="text">
      <style:text-properties style:text-line-through-style="none" fo:font-size="12pt" fo:font-style="italic" style:text-underline-style="none" style:text-blinking="false"/>
    </style:style>
    <style:style style:name="T3" style:family="text">
      <style:text-properties style:text-line-through-style="none" style:text-underline-style="none" style:text-blinking="false"/>
    </style:style>
    <style:style style:name="T4"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style>
    <style:style style:name="T5" style:family="text">
      <style:text-properties fo:font-variant="normal" fo:text-transform="none" fo:color="#000000" fo:letter-spacing="normal" fo:font-style="normal" fo:font-weight="normal" fo:background-color="transparent"/>
    </style:style>
    <style:style style:name="T6" style:family="text">
      <style:text-properties fo:color="#333333" style:text-line-through-style="none" fo:font-size="12pt" fo:font-style="italic" style:text-underline-style="none" style:text-blinking="false" fo:background-color="#ffffff"/>
    </style:style>
    <style:style style:name="T7" style:family="text">
      <style:text-properties fo:color="#333333" style:text-line-through-style="none" fo:font-size="12pt" style:text-underline-style="none" style:text-blinking="false"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internal-source-marker_0.5520079254638404"/><text:span text:style-name="T1">Trevor Bramwell</text:span><text:line-break/><text:span text:style-name="T1">Essay 1</text:span><text:line-break/><text:span text:style-name="T1">WR222 / Bushnell</text:span><text:line-break/><text:span text:style-name="T1">October 17, 2011</text:span></text:p>
      <text:p text:style-name="P3"><text:span text:style-name="T4">Art and Rhetoric</text:span></text:p>
      <text:p text:style-name="P2"><text:tab/><text:span text:style-name="T1">In his article “Dinner and Derangement,” Frank Bruni, the previous resturaunt critic for New York Times, guide the reader through a dining experience he had at an upscale restaurant in New York called Romera. A dinner at which he recognizes that, “we’ve tumbled far, far down the organic rabbit hole. And with Romera, which opened a month ago in Chelsea, we may have finally hit bottom.” Bruni’s argument is centralized around his that Romera is, “the craziest example I’ve encountered of the way our culture’s food madness tips into food psychosis.” It is effective in conveying the point because of who Bruni is, his use of visual, his knowledge of food culture, and an entertaining voice.</text:span></text:p>
      <text:p text:style-name="P6">Great writers know that in order to convince your audience, they must first gain the trust of their readers not only through their credentials, but through their honesty as well. </text:p>
      <text:p text:style-name="P7"><text:span text:style-name="T1">Bruni was the chief restaurant critic for the </text:span><text:span text:style-name="T2">New York Times</text:span><text:span text:style-name="T3"> </text:span><text:span text:style-name="T1">for five years (from 2004 to 2009); years which he refers to as, “piggy,” in the first sentence of his article. Due to the amount of weight he gained from consuming so many calories, Bruni wrote a book about balancing his love for food, and being a writer titled: </text:span><text:span text:style-name="T6">Born Round: A Story of Family, Food and a Ferocious Appetite</text:span><text:span text:style-name="T7">.</text:span></text:p>
      <text:p text:style-name="P6">His honest way of talking gains the trust of his audience through sentences such as: “Organoleptic means ‘perceived by a sense organ.’ I looked it up,” and, “I should confess that this education came from the gorgeous matte flashcards, one per dish, that guide a diner through the Romera phantasmagoria.” Using phrases such as: “I looked it <text:soft-page-break/>up,” and “I should confess,” beg the reader to sympathize with the writer, and show that like the reader, he too is human.</text:p>
      <text:p text:style-name="P6">While reading through this article, it will not be hard for the reader to imagine that he/she too, is sitting with Bruni at the table in Romera. “I was brought back only to other, more voluminous tuna tartares, which I suddenly and sorely missed,” sounds as if he were whispering to the reader out of earshot from the server, and “I looked at my companion, Tom, with eyes of solidarity, expressing my support for his attempt to wave down the woman with the breadbasket,” describes the feeling of disregard many people have felt from servers at a restaurant.</text:p>
      <text:p text:style-name="P5"><text:span text:style-name="T4"><text:tab/>While building trust with his readers, Bruni doesn’t just say that Romera was loopy, but describes it in detail: “While blazers are options at Romera, straitjackets would be a find idea.” He could have easily just said: ‘They had flashcards for each dish,’ instead, he paints a picture: “The cards, with a butterfly illustration on one side and text on the other, delve verbosely into etymology, ecology, horticulture, philosophy.” Each visual he gives draws the reader that much more into his argument.</text:span><text:span text:style-name="T5"><text:line-break/><text:tab/></text:span><text:span text:style-name="T4">As much a Bruni engages his reader in his argument that America has lost touch with the real culture of food, he does little define what good food culture looks like, or to explain why this is a bad thing. The closest he comes to this definition is by speaking of elements of food in a positive light, such as: “It was just bread,” and “What kind of water goes best with that? Tap. Cold, if possible.”</text:span><text:span text:style-name="T5"><text:line-break/><text:tab/></text:span><text:span text:style-name="T4">If we, as Americans, don’t want to descend into “culinary vanity,” as Bruni says, then this article can begin to help as a prescription of perception. A continuing medication we will need to understand and enjoy food not only for it’s nutritional value, but it’s cultural value as well. 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0.5in" fo:margin-left="1.2299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1in" fo:margin-bottom="0.5in" fo:margin-left="1.25in" fo:margin-right="1.25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ramwell <text:page-number text:select-page="current">2</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1T11:32:56</meta:creation-date>
    <dc:date>2011-10-21T11:40:09</dc:date>
    <meta:editing-duration>PT7M14S</meta:editing-duration>
    <meta:editing-cycles>3</meta:editing-cycles>
    <meta:generator>LibreOffice/3.4$Linux LibreOffice_project/340m1$Build-302</meta:generator>
    <meta:document-statistic meta:table-count="0" meta:image-count="0" meta:object-count="0" meta:page-count="2" meta:paragraph-count="9" meta:word-count="619" meta:character-count="3560" meta:non-whitespace-character-count="2945"/>
  </office:meta>
</office:document-meta>
</file>